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502125C9EF7596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49cm, 3.34cm, 10.879cm, 7.92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215cm" svg:x="0.892cm" svg:y="2.491cm">
          <draw:image xlink:href="Pictures/10000000000005E8000007E06502125C9EF7596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19:46.821643017</dc:date>
    <meta:editing-duration>PT3M3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